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106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Praktikum</text:p>
          </table:table-cell>
          <table:table-cell office:value-type="string" table:style-name="ce1">
            <text:p>Punk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a<text:s/>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b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5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samt:</text:p>
          </table:table-cell>
          <table:table-cell office:value-type="float" office:value="83.5" table:formula="of:=SUM([.B3:.B14])" table:style-name="ce1">
            <text:p>83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.325000000000003" table:formula="of:= 0.95 * [.B17]" table:style-name="ce1">
            <text:p>79.32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r dürfen noch Punkte lassen:</text:p>
          </table:table-cell>
          <table:table-cell office:value-type="float" office:value="3.1749999999999972" table:formula="of:= 82.5 - [.B19]" table:style-name="ce1">
            <text:p>3.175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Moritz Withöft</meta:initial-creator>
    <dc:creator>Moritz Withöft</dc:creator>
    <meta:creation-date>2019-06-25T08:06:22Z</meta:creation-date>
    <dc:date>2019-06-25T08:13:29Z</dc:date>
  </office:meta>
</office:document-meta>
</file>